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d32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1.003cm" fo:min-width="10.5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ath draw:style-name="gr1" draw:text-style-name="P1" draw:layer="layout" svg:width="5.63cm" svg:height="10.753cm" draw:transform="skewX (-0.000174532925199443) rotate (-0.161617488734676) translate (7.03513287872999cm 2.25915413795097cm)" svg:viewBox="0 0 5631 10754" svg:d="M5603 20c-876-218-3579 1315-4819 4454-1241 3139-725 5448-364 6278 1144 91 366-3141 1898-5914s3577-3723 3285-4818z">
          <text:p/>
        </draw:path>
        <draw:path draw:style-name="gr2" draw:text-style-name="P1" draw:layer="layout" svg:width="7.802cm" svg:height="9.213cm" draw:transform="rotate (-0.161442955809476) translate (4.62258741593815cm 4.16300521317331cm)" svg:viewBox="0 0 7803 9214" svg:d="M3288 2799c-699-5255-3494-1688-3276-667 141 460 340-355 843-1122s1813-205 1566 904c-1241 3139-1095 6351 74 7300 2116-438 527-3620 2336-6498 272-431 1488-629 2159 335 671 963 209 1355 684 1159 797-880-2270-4038-4386-1411z">
          <text:p/>
        </draw:path>
        <draw:frame draw:style-name="gr3" draw:text-style-name="P2" draw:layer="layout" svg:width="12.719cm" svg:height="1.253cm" svg:x="2.877cm" svg:y="13.246cm">
          <draw:text-box>
            <text:p text:style-name="P1"><text:span text:style-name="T1">Copyright © 2016 Akuli.</text:span></text:p>
            <text:p text:style-name="P1"><text:span text:style-name="T1">https://github.com/Akuli/BananaGUI/blob/master/LICE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3:42:53.447936140</meta:creation-date>
    <dc:date>2016-12-20T14:01:11.014528214</dc:date>
    <meta:editing-duration>PT57S</meta:editing-duration>
    <meta:editing-cycles>2</meta:editing-cycles>
    <meta:generator>LibreOffice/4.3.3.2$Linux_x86 LibreOffice_project/430m0$Build-2</meta:generator>
    <dc:creator>Akuli </dc:creator>
    <meta:document-statistic meta:object-count="3"/>
  </office:meta>
</office:document-meta>
</file>